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elveticaNeue-Light" svg:font-family="HelveticaNeue-Light, 'Helvetica Neue Light', 'Helvetica Neue', Helvetica, Arial, 'Lucida Grande', sans-serif"/>
    <style:font-face style:name="Mangal1" svg:font-family="Mangal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officeooo:paragraph-rsid="0004f70e"/>
    </style:style>
    <style:style style:name="P2" style:family="paragraph" style:parent-style-name="Standard">
      <style:text-properties style:text-underline-style="solid" style:text-underline-width="auto" style:text-underline-color="font-color" fo:font-weight="bold" style:font-weight-asian="bold"/>
    </style:style>
    <style:style style:name="P3" style:family="paragraph" style:parent-style-name="Standard">
      <style:text-properties fo:font-weight="bold" style:font-weight-asian="bold"/>
    </style:style>
    <style:style style:name="P4" style:family="paragraph" style:parent-style-name="Standard">
      <style:text-properties fo:font-weight="bold" officeooo:rsid="0004f70e" officeooo:paragraph-rsid="0004f70e" style:font-weight-asian="bold" style:font-weight-complex="bold"/>
    </style:style>
    <style:style style:name="P5" style:family="paragraph" style:parent-style-name="Standard">
      <style:paragraph-properties fo:margin-left="0.4925in" fo:margin-right="0in" fo:text-indent="0in" style:auto-text-indent="false"/>
    </style:style>
    <style:style style:name="P6" style:family="paragraph" style:parent-style-name="Standard">
      <style:paragraph-properties fo:margin-left="0.4925in" fo:margin-right="0in" fo:text-indent="0in" style:auto-text-indent="false"/>
      <style:text-properties style:text-underline-style="solid" style:text-underline-width="auto" style:text-underline-color="font-color" officeooo:paragraph-rsid="0004f70e"/>
    </style:style>
    <style:style style:name="P7" style:family="paragraph" style:parent-style-name="Standard">
      <style:paragraph-properties fo:margin-left="0.4925in" fo:margin-right="0in" fo:text-indent="0in" style:auto-text-indent="false"/>
      <style:text-properties fo:font-weight="bold" style:font-weight-asian="bold"/>
    </style:style>
    <style:style style:name="P8" style:family="paragraph" style:parent-style-name="Standard">
      <style:paragraph-properties fo:margin-left="0in" fo:margin-right="0in" fo:text-indent="0in" style:auto-text-indent="false"/>
    </style:style>
    <style:style style:name="P9" style:family="paragraph" style:parent-style-name="Standard">
      <style:paragraph-properties fo:margin-left="0in" fo:margin-right="0in" fo:text-indent="0in" style:auto-text-indent="false"/>
      <style:text-properties style:text-underline-style="solid" style:text-underline-width="auto" style:text-underline-color="font-color" officeooo:rsid="0004f70e" officeooo:paragraph-rsid="0004f70e"/>
    </style:style>
    <style:style style:name="P10" style:family="paragraph" style:parent-style-name="Standard">
      <style:paragraph-properties fo:margin-left="0in" fo:margin-right="0in" fo:text-indent="0in" style:auto-text-indent="false"/>
      <style:text-properties style:text-underline-style="none" officeooo:paragraph-rsid="0004f70e"/>
    </style:style>
    <style:style style:name="P11" style:family="paragraph" style:parent-style-name="Text_20_body">
      <style:paragraph-properties fo:margin-left="0.9835in" fo:margin-right="0in" fo:margin-top="0in" fo:margin-bottom="0.1043in" loext:contextual-spacing="false" style:line-height-at-least="0.2083in" fo:widows="1" fo:text-indent="0in" style:auto-text-indent="false" fo:padding="0in" fo:border="none"/>
    </style:style>
    <style:style style:name="P12" style:family="paragraph" style:parent-style-name="Text_20_body">
      <style:paragraph-properties fo:margin-left="0.9835in" fo:margin-right="0in" fo:margin-top="0in" fo:margin-bottom="0.1043in" loext:contextual-spacing="false" style:line-height-at-least="0.2083in" fo:widows="1" fo:text-indent="0in" style:auto-text-indent="false" fo:padding="0in" fo:border="none"/>
      <style:text-properties fo:font-variant="normal" fo:text-transform="none" fo:color="#333333" style:font-name="HelveticaNeue-Light" fo:font-size="8pt" fo:letter-spacing="normal" fo:font-style="normal" fo:font-weight="normal" style:font-size-asian="8pt" style:font-size-complex="8pt"/>
    </style:style>
    <style:style style:name="P13" style:family="paragraph" style:parent-style-name="Heading_20_2">
      <style:paragraph-properties fo:margin-left="0.9835in" fo:margin-right="0in" fo:text-indent="0in" style:auto-text-indent="false"/>
      <style:text-properties fo:font-variant="normal" fo:text-transform="none" fo:color="#333333" style:font-name="HelveticaNeue-Light" fo:font-size="8pt" fo:letter-spacing="normal" fo:font-style="normal" fo:font-weight="bold" style:font-size-asian="8pt" style:font-weight-asian="bold" style:font-size-complex="8pt"/>
    </style:style>
    <style:style style:name="P14" style:family="paragraph" style:parent-style-name="Preformatted_20_Text">
      <style:paragraph-properties fo:margin-left="0.9846in" fo:margin-right="0in" fo:text-indent="-0.25in" style:auto-text-indent="false"/>
      <style:text-properties fo:font-weight="bold" style:font-weight-asian="bold"/>
    </style:style>
    <style:style style:name="P15" style:family="paragraph" style:parent-style-name="Preformatted_20_Text">
      <style:paragraph-properties fo:margin-left="0.9846in" fo:margin-right="0in" fo:margin-top="0in" fo:margin-bottom="0.1965in" loext:contextual-spacing="false" fo:text-indent="-0.25in" style:auto-text-indent="false"/>
      <style:text-properties fo:font-weight="bold" style:font-weight-asian="bold"/>
    </style:style>
    <style:style style:name="P16" style:family="paragraph" style:parent-style-name="Standard">
      <style:paragraph-properties fo:margin-left="0.4917in" fo:margin-right="0in" fo:text-indent="0in" style:auto-text-indent="false"/>
      <style:text-properties fo:font-weight="bold" style:font-weight-asian="bold"/>
    </style:style>
    <style:style style:name="P17" style:family="paragraph" style:parent-style-name="Standard">
      <style:paragraph-properties fo:margin-left="0.198in" fo:margin-right="0in" fo:text-indent="0in" style:auto-text-indent="false"/>
      <style:text-properties fo:font-weight="bold" style:font-weight-asian="bold"/>
    </style:style>
    <style:style style:name="P18" style:family="paragraph" style:parent-style-name="Text_20_body">
      <style:paragraph-properties fo:text-align="center" style:justify-single-word="false"/>
      <style:text-properties fo:font-size="15pt" fo:font-weight="bold" officeooo:paragraph-rsid="0003cff9" style:font-size-asian="15pt" style:font-weight-asian="bold" style:font-size-complex="15pt"/>
    </style:style>
    <style:style style:name="P19" style:family="paragraph" style:parent-style-name="Text_20_body" style:master-page-name="Standard">
      <style:paragraph-properties fo:text-align="center" style:justify-single-word="false" style:page-number="auto"/>
      <style:text-properties fo:font-size="15pt" fo:font-weight="bold" officeooo:rsid="0003cff9" officeooo:paragraph-rsid="0003cff9" style:font-size-asian="15pt" style:font-weight-asian="bold" style:font-size-complex="15pt"/>
    </style:style>
    <style:style style:name="P20" style:family="paragraph" style:parent-style-name="Text_20_body" style:list-style-name="WWNum4"/>
    <style:style style:name="P21" style:family="paragraph" style:parent-style-name="Text_20_body" style:list-style-name="WWNum4">
      <style:text-properties fo:font-weight="bold" style:font-weight-asian="bold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03cff9" style:font-weight-asian="bold"/>
    </style:style>
    <style:style style:name="T3" style:family="text">
      <style:text-properties fo:font-weight="bold" officeooo:rsid="0004f70e" style:font-weight-asian="bold"/>
    </style:style>
    <style:style style:name="T4" style:family="text">
      <style:text-properties fo:font-variant="normal" fo:text-transform="none" fo:color="#333333" style:font-name="HelveticaNeue-Light" fo:font-size="8pt" fo:letter-spacing="normal" fo:font-style="normal" fo:font-weight="normal" style:font-size-asian="8pt" style:font-size-complex="8pt"/>
    </style:style>
    <style:style style:name="T5" style:family="text">
      <style:text-properties fo:font-variant="normal" fo:text-transform="none" fo:color="#002b64" style:text-line-through-style="none" style:text-line-through-type="none" style:font-name="HelveticaNeue-Light" fo:font-size="8pt" fo:letter-spacing="normal" fo:font-style="normal" style:text-underline-style="none" fo:font-weight="normal" style:text-blinking="false" style:font-size-asian="8pt" style:font-size-complex="8pt"/>
    </style:style>
    <style:style style:name="T6" style:family="text">
      <style:text-properties officeooo:rsid="00072965"/>
    </style:style>
    <style:style style:name="T7" style:family="text">
      <style:text-properties officeooo:rsid="0009f9c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PRÀCTICA <text:span text:style-name="T6">9</text:span></text:p>
      <text:p text:style-name="P18">MYSQL – REPLICACIÓ DE LES BD</text:p>
      <text:list xml:id="list942454577143846753" text:style-name="WWNum4">
        <text:list-item>
          <text:p text:style-name="P20"><text:span text:style-name="T1">Assegurar que les versions de MySQL són compatibles : </text:span><text:span text:style-name="T3">MySQL to MySQL o MySQL to MariaDB</text:span></text:p>
        </text:list-item>
      </text:list>
      <text:p text:style-name="P13"><text:bookmark text:name="replicating-from-mysql-master-to-mariadb-slave"/>Replicating from MySQL master to MariaDB slave</text:p>
      <text:p text:style-name="P11"><text:span text:style-name="T4">Replicating from MySQL 5.5 to </text:span><text:a xlink:type="simple" xlink:href="https://mariadb.com/kb/en/what-is-mariadb-55/" text:style-name="Internet_20_link" text:visited-style-name="Visited_20_Internet_20_Link"><text:span text:style-name="T5">MariaDB 5.5</text:span></text:a><text:span text:style-name="T4">+ should just work.</text:span></text:p>
      <text:p text:style-name="P12">Replicating from MySQL 5.6 without GTID to MariaDB 10+ should work.</text:p>
      <text:p text:style-name="P11"><text:span text:style-name="T4">Replication from MySQL 5.6 with GTID, binlog_rows_query_log_events and ignorable events works starting from</text:span><text:a xlink:type="simple" xlink:href="https://mariadb.com/kb/en/mariadb-10022-release-notes/" text:style-name="Internet_20_link" text:visited-style-name="Visited_20_Internet_20_Link"><text:span text:style-name="T5">MariaDB 10.0.22</text:span></text:a><text:span text:style-name="T4"> and </text:span><text:a xlink:type="simple" xlink:href="https://mariadb.com/kb/en/mariadb-1018-release-notes/" text:style-name="Internet_20_link" text:visited-style-name="Visited_20_Internet_20_Link"><text:span text:style-name="T5">MariaDB 10.1.8</text:span></text:a><text:span text:style-name="T4">. In this case MariaDB will remove the MySQL GTIDs and other unneeded events and instead adds its own GTIDs.</text:span></text:p>
      <text:list xml:id="list115813144521056" text:continue-numbering="true" text:style-name="WWNum4">
        <text:list-header>
          <text:p text:style-name="P21"/>
        </text:list-header>
        <text:list-item>
          <text:p text:style-name="P20"><text:span text:style-name="T1">Donar d’alta un usuari al servidor m</text:span><text:span text:style-name="T3">aster</text:span><text:span text:style-name="T1"> per tal que l’esclau el pugui fer servir per conectar-s’hi. Ha de tenir el privilegi </text:span><text:span text:style-name="Source_20_Text"><text:span text:style-name="T1">REPLICATION SLAVE</text:span></text:span></text:p>
        </text:list-item>
      </text:list>
      <text:p text:style-name="P14">mysql&gt; GRANT REPLICATION SLAVE ON *.*</text:p>
      <text:p text:style-name="P15">-&gt; TO 'repl'@'%.mydomain.com' IDENTIFIED BY 'slavepass';</text:p>
      <text:p text:style-name="P2">Configurar Mestre</text:p>
      <text:p text:style-name="P5"/>
      <text:p text:style-name="P3">1. Parar MySQL</text:p>
      <text:p text:style-name="P5"/>
      <text:p text:style-name="Standard"><text:span text:style-name="T1">2. Editar l'arxiu de configuració de MySQL : my.cnf </text:span><text:span text:style-name="T2">o my.ini</text:span></text:p>
      <text:p text:style-name="P5"/>
      <text:p text:style-name="P16">Si existeixen aquests paràmetres els comentem o eliminem</text:p>
      <text:p text:style-name="P7"># skip-networking</text:p>
      <text:p text:style-name="P7"># bind-address = 127. 0.0.1</text:p>
      <text:p text:style-name="P5"/>
      <text:p text:style-name="P16">i afegim, al bloc <text:s/>[mysqld]:</text:p>
      <text:p text:style-name="P7">server-id <text:s text:c="21"/>= Núm que volguem</text:p>
      <text:p text:style-name="P7">log_bin <text:s text:c="23"/>= mysql_bin.log</text:p>
      <text:p text:style-name="P7">innodb_flush_log_at_trx_commit = 1</text:p>
      <text:p text:style-name="P7">sync_binlog <text:s text:c="19"/>= 1</text:p>
      <text:p text:style-name="P7">binlog_do_db <text:s text:c="18"/>= Nom de la Base de dades que volem replicar</text:p>
      <text:p text:style-name="P7">expire_logs_days <text:s text:c="14"/>= 0</text:p>
      <text:p text:style-name="P5"/>
      <text:p text:style-name="Standard"><text:span text:style-name="T2">3</text:span><text:span text:style-name="T1">. Tornem a iniciar MySQL</text:span></text:p>
      <text:p text:style-name="P5"/>
      <text:p text:style-name="Standard"><text:span text:style-name="T2">4</text:span><text:span text:style-name="T1">. Bloquegem les taules per tal que no es puguin escriure</text:span></text:p>
      <text:p text:style-name="P7"><text:tab/></text:p>
      <text:p text:style-name="P7">mysql&gt; USE Nom_BD;</text:p>
      <text:p text:style-name="P7">mysql&gt; FLUSH TABLES WITH READ LOCK;</text:p>
      <text:p text:style-name="P5"/>
      <text:p text:style-name="Standard"><text:span text:style-name="T2">5</text:span><text:span text:style-name="T1">. Agafem les dades del servidor mestre per replicar des d'aquest punt :</text:span></text:p>
      <text:p text:style-name="P5"/>
      <text:p text:style-name="P7">SHOW MASTER STATUS;</text:p>
      <text:p text:style-name="P5"/>
      <text:p text:style-name="P7">+----------------------------+----------+--------------+-------------------------+</text:p>
      <text:p text:style-name="P7">| File <text:s text:c="31"/>| Position | Binlog_Do_DB | Binlog_Ignore_DB <text:s text:c="7"/>|</text:p>
      <text:p text:style-name="P7">+----------------------------+----------+--------------+-------------------------+</text:p>
      <text:p text:style-name="P7">|mysql-bin.000001 <text:s text:c="8"/>| <text:s text:c="4"/>106 <text:s text:c="4"/>| db <text:s text:c="10"/>| <text:s text:c="24"/>|</text:p>
      <text:p text:style-name="P7">+----------------------------+----------+--------------+-------------------------+</text:p>
      <text:p text:style-name="P5"/>
      <text:p text:style-name="Standard"><text:soft-page-break/><text:span text:style-name="T2">6</text:span><text:span text:style-name="T1">. Sortim de la consola MySQL</text:span></text:p>
      <text:p text:style-name="P5"/>
      <text:p text:style-name="P7">mysql&gt; exit;</text:p>
      <text:p text:style-name="P5"/>
      <text:p text:style-name="Standard"><text:span text:style-name="T2">7</text:span><text:span text:style-name="T1">. Copiem la BD amb mydqldump</text:span></text:p>
      <text:p text:style-name="P5"/>
      <text:p text:style-name="P7">mysqldump -u root -p --routines --opt nomdb &gt; db-dump.sql</text:p>
      <text:p text:style-name="P5"/>
      <text:p text:style-name="P17">i passem el dump a l'altre servidor MySQL, on el restaurarem amb el mysqldump</text:p>
      <text:p text:style-name="P5"/>
      <text:p text:style-name="P5"/>
      <text:p text:style-name="Standard"><text:span text:style-name="T2">8</text:span><text:span text:style-name="T1">. Tornem a entrar a la consola del Mysql del servidor mestre i desbloquegem les taules. </text:span></text:p>
      <text:p text:style-name="P7"><text:tab/></text:p>
      <text:p text:style-name="P7">mysql&gt;UNLOCK TABLES;</text:p>
      <text:p text:style-name="P7">mysql&gt;exit;</text:p>
      <text:p text:style-name="P8"/>
      <text:p text:style-name="P1"><text:span text:style-name="T1">Configurar </text:span><text:span text:style-name="T3">Esclau</text:span></text:p>
      <text:p text:style-name="P6"/>
      <text:p text:style-name="P10"><text:span text:style-name="T3">1</text:span><text:span text:style-name="T1">. </text:span><text:span text:style-name="T3">Resarurar mysqldump de la BD del servidor</text:span></text:p>
      <text:p text:style-name="P9"/>
      <text:p text:style-name="Standard"><text:span text:style-name="T3">2</text:span><text:span text:style-name="T1">. Crear una BD buida al servidor esclau i restaurar el dump que hem fet al punt 8</text:span></text:p>
      <text:p text:style-name="P5"/>
      <text:p text:style-name="P5"/>
      <text:p text:style-name="P7">mysql&gt; CREATE DATABASE nom_db;</text:p>
      <text:p text:style-name="P5"/>
      <text:p text:style-name="P7">msyql -u root -p db &lt; db-dump.sql</text:p>
      <text:p text:style-name="P5"/>
      <text:p text:style-name="Standard"><text:span text:style-name="T3">3</text:span><text:span text:style-name="T1">. Configurar el servidor com esclau fent servir les dades del log binari del mestre</text:span></text:p>
      <text:p text:style-name="P5"/>
      <text:p text:style-name="P5">Entrar a la consola de mysql i escriure la comanda sencera:</text:p>
      <text:p text:style-name="P7">mysql&gt; </text:p>
      <text:p text:style-name="P7">STOP SLAVE;</text:p>
      <text:p text:style-name="P7">CHANGE MASTER TO</text:p>
      <text:p text:style-name="P7">MASTER_HOST='IP del master',</text:p>
      <text:p text:style-name="P7">MASTER_PORT = port-de-mysql-del-master,</text:p>
      <text:p text:style-name="P7">MASTER_USER='user',</text:p>
      <text:p text:style-name="P7">MASTER_PASSWORD='password',</text:p>
      <text:p text:style-name="P7">MASTER_LOG_FILE='file_log_determinat', <text:s/>--→<text:span text:style-name="T7"> el que diu el master status</text:span></text:p>
      <text:p text:style-name="P7">MASTER_LOG_POS=posició del log,</text:p>
      <text:p text:style-name="P7">MASTER_CONNECT_RETRY=60 ;</text:p>
      <text:p text:style-name="P7"/>
      <text:p text:style-name="Standard"><text:span text:style-name="T3">4</text:span><text:span text:style-name="T1">. Arrencar el servidor esclau i provar</text:span></text:p>
      <text:p text:style-name="P5"/>
      <text:p text:style-name="P7">mysql&gt; START SLAVE;</text:p>
      <text:p text:style-name="P5"/>
      <text:p text:style-name="Standard"><text:span text:style-name="T3">5</text:span><text:span text:style-name="T1">. Veure l'estat de l'esclau :</text:span></text:p>
      <text:p text:style-name="P5"/>
      <text:p text:style-name="P7">mysql&gt; SHOW SLAVE STATUS;</text:p>
      <text:p text:style-name="Standard"/>
      <text:p text:style-name="P4">6. Comprovar que les modificacions que es fan a la B.D. del master també es fan a l'esclau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HelveticaNeue-Light" svg:font-family="HelveticaNeue-Light, 'Helvetica Neue Light', 'Helvetica Neue', Helvetica, Arial, 'Lucida Grande', sans-serif"/>
    <style:font-face style:name="Mangal1" svg:font-family="Mangal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es" fo:country="ES" style:letter-kerning="tru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margin-top="0in" fo:margin-bottom="0.139in" loext:contextual-spacing="false" fo:line-height="115%"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Calibri" fo:font-size="12pt" fo:language="es" fo:country="ES" style:letter-kerning="tru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loext:contextual-spacing="false" fo:line-height="100%" fo:text-align="start" style:justify-single-word="false" fo:orphans="0" fo:widows="0" fo:hyphenation-ladder-count="no-limit" style:punctuation-wrap="hanging" style:vertical-align="baseline" style:writing-mode="lr-tb"/>
      <style:text-properties style:font-name="Times New Roman" fo:font-family="'Times New Roman'" style:font-family-generic="roman" style:font-pitch="variable" fo:font-size="12pt" fo:language="ca" fo:country="ES" style:letter-kerning="true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0pt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default-outline-level="" style:class="html">
      <style:text-properties style:font-name="Courier New" fo:font-family="'Courier New'" style:font-family-generic="roman" style:font-pitch="variable" fo:font-size="10pt" style:font-size-asian="10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Default_20_Paragraph_20_Font" style:display-name="Default Paragraph Font" style:family="text"/>
    <style:style style:name="Source_20_Text" style:display-name="Source Text" style:family="text">
      <style:text-properties style:font-name="Courier New" fo:font-family="'Courier New'" style:font-family-generic="roman" style:font-pitch="variabl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Texto_20_independiente_20_Car" style:display-name="Texto independiente Car" style:family="text" style:parent-style-name="Default_20_Paragraph_20_Font">
      <style:text-properties style:font-name="Times New Roman" fo:font-family="'Times New Roman'" style:font-family-generic="roman" style:font-pitch="variable" fo:font-size="12pt" fo:language="ca" fo:country="ES" style:letter-kerning="true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1" text:start-value="2">
        <style:list-level-properties text:list-level-position-and-space-mode="label-alignment">
          <style:list-level-label-alignment text:label-followed-by="listtab" fo:margin-left="0.24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format="1" text:start-value="3">
        <style:list-level-properties text:list-level-position-and-space-mode="label-alignment">
          <style:list-level-label-alignment text:label-followed-by="listtab" fo:margin-left="0.24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5in" fo:margin-bottom="0.5in" fo:margin-left="0.5in" fo:margin-right="0.5in" style:writing-mode="lr-tb" style:layout-grid-color="#c0c0c0" style:layout-grid-lines="42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*</meta:initial-creator>
    <meta:editing-cycles>5</meta:editing-cycles>
    <meta:creation-date>2012-03-15T14:29:00</meta:creation-date>
    <dc:date>2018-03-15T11:58:12.553330133</dc:date>
    <meta:editing-duration>PT44M39S</meta:editing-duration>
    <meta:generator>LibreOffice/5.1.6.2.0$Linux_X86_64 LibreOffice_project/10$Build-2</meta:generator>
    <meta:document-statistic meta:table-count="0" meta:image-count="0" meta:object-count="0" meta:page-count="2" meta:paragraph-count="66" meta:word-count="450" meta:character-count="3076" meta:non-whitespace-character-count="2517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